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e" svg:font-family="Console"/>
    <style:font-face style:name="Lohit Devanagari1" svg:font-family="'Lohit Devanagari'"/>
    <style:font-face style:name="FreeMono" svg:font-family="Free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Overpass Light" fo:language="es" fo:country="ES" officeooo:paragraph-rsid="0019167d" style:font-name-asian="Overpass Light1" style:font-name-complex="Overpass Light1"/>
    </style:style>
    <style:style style:name="P2" style:family="paragraph" style:parent-style-name="Standard">
      <style:paragraph-properties fo:margin-top="0in" fo:margin-bottom="0in" loext:contextual-spacing="false"/>
      <style:text-properties style:font-name="Overpass Light" fo:font-size="12pt" fo:language="es" fo:country="ES" officeooo:paragraph-rsid="0019167d" style:font-name-asian="Overpass Light1" style:font-size-asian="12pt" style:font-name-complex="Overpass Light1" style:font-size-complex="12pt"/>
    </style:style>
    <style:style style:name="P3" style:family="paragraph" style:parent-style-name="Standard">
      <style:paragraph-properties fo:margin-top="0in" fo:margin-bottom="0in" loext:contextual-spacing="false" fo:text-align="justify" style:justify-single-word="false"/>
      <style:text-properties fo:language="es" fo:country="ES" officeooo:paragraph-rsid="0019167d"/>
    </style:style>
    <style:style style:name="P4" style:family="paragraph" style:parent-style-name="Standard">
      <style:paragraph-properties fo:margin-top="0in" fo:margin-bottom="0in" loext:contextual-spacing="false" fo:text-align="justify" style:justify-single-word="false"/>
      <style:text-properties fo:language="es" fo:country="ES" officeooo:rsid="0019167d" officeooo:paragraph-rsid="0019167d"/>
    </style:style>
    <style:style style:name="P5" style:family="paragraph" style:parent-style-name="Text_20_body">
      <style:paragraph-properties fo:margin-top="0in" fo:margin-bottom="0in" loext:contextual-spacing="false" fo:text-align="justify" style:justify-single-word="false"/>
      <style:text-properties fo:language="es" fo:country="ES" officeooo:paragraph-rsid="0019167d"/>
    </style:style>
    <style:style style:name="P6" style:family="paragraph" style:parent-style-name="Title">
      <style:paragraph-properties fo:margin-top="0in" fo:margin-bottom="0in" loext:contextual-spacing="false" fo:line-height="100%"/>
      <style:text-properties style:font-name="Overpass" fo:font-size="24pt" fo:language="es" fo:country="ES" fo:font-weight="bold" officeooo:paragraph-rsid="0019167d" style:font-name-asian="Overpass1" style:font-size-asian="24pt" style:font-weight-asian="bold" style:font-name-complex="Overpass1" style:font-size-complex="24pt"/>
    </style:style>
    <style:style style:name="P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paragraph-rsid="0019167d" style:font-name-asian="Consolas1" style:font-size-asian="11pt" style:font-weight-asian="bold" style:font-name-complex="Consolas1" style:font-size-complex="11pt" style:font-weight-complex="bold"/>
    </style:style>
    <style:style style:name="P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Consolas" fo:font-size="11pt" fo:language="es" fo:country="ES" fo:font-weight="bold" officeooo:rsid="00200410" officeooo:paragraph-rsid="00200410" style:font-name-asian="Consolas1" style:font-size-asian="11pt" style:font-weight-asian="bold" style:font-name-complex="Consolas1" style:font-size-complex="11pt" style:font-weight-complex="bold"/>
    </style:style>
    <style:style style:name="P9" style:family="paragraph" style:parent-style-name="Standard">
      <style:text-properties fo:language="es" fo:country="ES" officeooo:rsid="0019167d" officeooo:paragraph-rsid="0019167d"/>
    </style:style>
    <style:style style:name="P10" style:family="paragraph" style:parent-style-name="Text_20_body">
      <style:text-properties fo:language="es" fo:country="ES"/>
    </style:style>
    <style:style style:name="P11" style:family="paragraph" style:parent-style-name="Subtitle">
      <style:paragraph-properties fo:margin-top="0in" fo:margin-bottom="0.139in" loext:contextual-spacing="false" fo:line-height="115%"/>
      <style:text-properties fo:color="#000000" style:font-name="Overpass" fo:font-size="14pt" fo:language="es" fo:country="ES" officeooo:paragraph-rsid="0019167d" style:font-name-asian="Overpass1" style:font-size-asian="14pt" style:font-name-complex="Overpass1" style:font-size-complex="14pt"/>
    </style:style>
    <style:style style:name="P12" style:family="paragraph" style:parent-style-name="Standard" style:master-page-name="Standard">
      <style:paragraph-properties fo:margin-top="0in" fo:margin-bottom="0in" loext:contextual-spacing="false" style:page-number="1"/>
      <style:text-properties style:font-name="Overpass Light" fo:language="es" fo:country="ES" officeooo:paragraph-rsid="0019167d" style:font-name-asian="Overpass Light1" style:font-name-complex="Overpass Light1"/>
    </style:style>
    <style:style style:name="P13" style:family="paragraph" style:parent-style-name="Standard">
      <style:paragraph-properties fo:margin-top="0in" fo:margin-bottom="0in" loext:contextual-spacing="false" fo:text-align="justify" style:justify-single-word="false"/>
      <style:text-properties fo:language="es" fo:country="ES" officeooo:rsid="0019167d" officeooo:paragraph-rsid="0019167d"/>
    </style:style>
    <style:style style:name="P14" style:family="paragraph" style:parent-style-name="Standard">
      <style:paragraph-properties fo:margin-top="0in" fo:margin-bottom="0in" loext:contextual-spacing="false" fo:text-align="justify" style:justify-single-word="false"/>
      <style:text-properties fo:language="es" fo:country="ES" officeooo:rsid="0019167d" officeooo:paragraph-rsid="002474ea"/>
    </style:style>
    <style:style style:name="P15" style:family="paragraph" style:parent-style-name="Standard">
      <style:paragraph-properties fo:margin-top="0in" fo:margin-bottom="0in" loext:contextual-spacing="false" fo:text-align="justify" style:justify-single-word="false"/>
      <style:text-properties fo:language="es" fo:country="ES" officeooo:rsid="0022dea4" officeooo:paragraph-rsid="0022dea4"/>
    </style:style>
    <style:style style:name="P16" style:family="paragraph" style:parent-style-name="Standard">
      <style:paragraph-properties fo:margin-top="0in" fo:margin-bottom="0in" loext:contextual-spacing="false" fo:text-align="justify" style:justify-single-word="false"/>
      <style:text-properties fo:language="es" fo:country="ES" officeooo:rsid="002474ea" officeooo:paragraph-rsid="002474ea"/>
    </style:style>
    <style:style style:name="P17" style:family="paragraph" style:parent-style-name="Standard">
      <style:paragraph-properties fo:margin-top="0in" fo:margin-bottom="0in" loext:contextual-spacing="false" fo:text-align="justify" style:justify-single-word="false"/>
      <style:text-properties fo:language="es" fo:country="ES" officeooo:rsid="0026a3af" officeooo:paragraph-rsid="0026a3af"/>
    </style:style>
    <style:style style:name="P18"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1fe84c" style:font-size-asian="8pt" style:font-size-complex="8pt"/>
    </style:style>
    <style:style style:name="P19"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22dea4" style:font-size-asian="8pt" style:font-size-complex="8pt"/>
    </style:style>
    <style:style style:name="P20" style:family="paragraph" style:parent-style-name="Standard">
      <style:paragraph-properties fo:margin-top="0in" fo:margin-bottom="0in" loext:contextual-spacing="false" fo:text-align="justify" style:justify-single-word="false"/>
      <style:text-properties style:font-name="FreeMono" fo:font-size="8pt" fo:language="es" fo:country="ES" officeooo:rsid="001fe84c" officeooo:paragraph-rsid="002474ea" style:font-size-asian="8pt" style:font-size-complex="8pt"/>
    </style:style>
    <style:style style:name="P21" style:family="paragraph" style:parent-style-name="Text_20_body">
      <style:text-properties style:font-name="FreeMono" fo:font-size="8pt" style:font-size-asian="8pt" style:font-size-complex="8pt"/>
    </style:style>
    <style:style style:name="P22" style:family="paragraph" style:parent-style-name="Text_20_body">
      <style:text-properties style:font-name="FreeMono" fo:font-size="8pt" officeooo:rsid="0021fb31" officeooo:paragraph-rsid="0021fb31" style:font-size-asian="8pt" style:font-size-complex="8pt"/>
    </style:style>
    <style:style style:name="P23" style:family="paragraph" style:parent-style-name="Text_20_body">
      <style:text-properties style:font-name="FreeMono" fo:font-size="8pt" officeooo:paragraph-rsid="0022dea4" style:font-size-asian="8pt" style:font-size-complex="8pt"/>
    </style:style>
    <style:style style:name="P24" style:family="paragraph" style:parent-style-name="Text_20_body">
      <style:text-properties style:font-name="FreeMono" fo:font-size="8pt" fo:language="es" fo:country="ES" officeooo:rsid="001fe84c" style:font-size-asian="8pt" style:font-size-complex="8pt"/>
    </style:style>
    <style:style style:name="P25" style:family="paragraph" style:parent-style-name="Text_20_body">
      <style:text-properties style:font-name="FreeMono" fo:font-size="8pt" fo:language="es" fo:country="ES" officeooo:rsid="001fe84c" officeooo:paragraph-rsid="0027572b" style:font-size-asian="8pt" style:font-size-complex="8pt"/>
    </style:style>
    <style:style style:name="P26" style:family="paragraph" style:parent-style-name="Text_20_body">
      <style:text-properties style:font-name="FreeMono" fo:font-size="8pt" fo:language="es" fo:country="ES" officeooo:rsid="001fe84c" officeooo:paragraph-rsid="00274495" style:font-size-asian="8pt" style:font-size-complex="8pt"/>
    </style:style>
    <style:style style:name="P27" style:family="paragraph" style:parent-style-name="Text_20_body">
      <style:text-properties officeooo:rsid="00274495" officeooo:paragraph-rsid="00274495"/>
    </style:style>
    <style:style style:name="P28" style:family="paragraph" style:parent-style-name="Heading_20_2">
      <style:text-properties fo:language="es" fo:country="ES" officeooo:paragraph-rsid="0019167d"/>
    </style:style>
    <style:style style:name="P29" style:family="paragraph" style:parent-style-name="Heading_20_2" style:list-style-name=""/>
    <style:style style:name="P30" style:family="paragraph" style:parent-style-name="Heading_20_2">
      <style:paragraph-properties fo:margin-top="0in" fo:margin-bottom="0in" loext:contextual-spacing="false" fo:text-align="justify" style:justify-single-word="false"/>
      <style:text-properties fo:language="es" fo:country="ES" officeooo:paragraph-rsid="0019167d"/>
    </style:style>
    <style:style style:name="P31" style:family="paragraph" style:parent-style-name="Heading_20_2">
      <style:paragraph-properties fo:break-before="page"/>
    </style:style>
    <style:style style:name="P32" style:family="paragraph" style:parent-style-name="Heading_20_1" style:list-style-name=""/>
    <style:style style:name="P33" style:family="paragraph" style:parent-style-name="Heading_20_1" style:list-style-name="">
      <style:text-properties fo:language="es" fo:country="ES" officeooo:rsid="0019167d"/>
    </style:style>
    <style:style style:name="P34" style:family="paragraph" style:parent-style-name="Heading_20_1" style:list-style-name="">
      <style:text-properties fo:language="es" fo:country="ES" officeooo:paragraph-rsid="0019167d"/>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language="es" fo:country="ES" officeooo:rsid="0019167d"/>
    </style:style>
    <style:style style:name="P37" style:family="paragraph" style:parent-style-name="Heading_20_1">
      <style:paragraph-properties fo:break-before="page"/>
      <style:text-properties fo:language="es" fo:country="ES" officeooo:paragraph-rsid="0019167d"/>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4">
      <style:paragraph-properties>
        <style:tab-stops>
          <style:tab-stop style:position="6.3354in" style:type="right" style:leader-style="dotted" style:leader-text="."/>
        </style:tab-stops>
      </style:paragraph-properties>
    </style:style>
    <style:style style:name="P42" style:family="paragraph">
      <style:paragraph-properties fo:margin-top="0in" fo:margin-bottom="0in" fo:line-height="100%" fo:text-align="center"/>
    </style:style>
    <style:style style:name="P43" style:family="paragraph">
      <style:paragraph-properties fo:margin-top="0in" fo:margin-bottom="0in" fo:line-height="100%" fo:text-align="start"/>
    </style:style>
    <style:style style:name="P44" style:family="paragraph">
      <loext:graphic-properties draw:fill="solid" draw:fill-color="#cfe2f3"/>
      <style:paragraph-properties fo:margin-top="0in" fo:margin-bottom="0in" fo:line-height="100%" fo:text-align="start"/>
      <style:text-properties fo:font-size="8pt" style:font-size-asian="8pt" style:font-size-complex="8pt"/>
    </style:style>
    <style:style style:name="P45" style:family="paragraph">
      <loext:graphic-properties draw:fill="none"/>
      <style:paragraph-properties fo:text-align="start"/>
    </style:style>
    <style:style style:name="T1" style:family="text">
      <style:text-properties officeooo:rsid="001fe84c"/>
    </style:style>
    <style:style style:name="T2" style:family="text">
      <style:text-properties officeooo:rsid="00200410"/>
    </style:style>
    <style:style style:name="T3" style:family="text">
      <style:text-properties officeooo:rsid="0022dea4"/>
    </style:style>
    <style:style style:name="T4" style:family="text">
      <style:text-properties officeooo:rsid="002474ea"/>
    </style:style>
    <style:style style:name="T5" style:family="text">
      <style:text-properties fo:font-weight="bold" style:font-weight-asian="bold" style:font-weight-complex="bold"/>
    </style:style>
    <style:style style:name="T6" style:family="text">
      <style:text-properties fo:font-weight="bold" officeooo:rsid="002474ea" style:font-weight-asian="bold" style:font-weight-complex="bold"/>
    </style:style>
    <style:style style:name="T7" style:family="text">
      <style:text-properties fo:font-weight="bold" officeooo:rsid="0027572b" style:font-weight-asian="bold" style:font-weight-complex="bold"/>
    </style:style>
    <style:style style:name="T8" style:family="text">
      <style:text-properties officeooo:rsid="0024d860"/>
    </style:style>
    <style:style style:name="T9" style:family="text">
      <style:text-properties officeooo:rsid="00274495"/>
    </style:style>
    <style:style style:name="T10" style:family="text">
      <style:text-properties fo:font-style="italic" style:font-style-asian="italic" style:font-style-complex="italic"/>
    </style:style>
    <style:style style:name="T11" style:family="text">
      <style:text-properties fo:font-style="italic" officeooo:rsid="00274495"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27572b"/>
    </style:style>
    <style:style style:name="T14"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1.8634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cfe2f3" draw:textarea-vertical-align="middle" draw:auto-grow-height="false" draw:fit-to-size="false" style:shrink-to-fit="false" fo:min-height="0.8437in" fo:min-width="2.0189in" fo:padding-top="0.1in" fo:padding-bottom="0.1in" fo:padding-left="0.1in" fo:padding-right="0.1in" fo:wrap-option="wrap" style:run-through="foreground"/>
    </style:style>
    <style:style style:name="gr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9016in" fo:min-width="0.9091in" fo:padding-top="0.1in" fo:padding-bottom="0.1in" fo:padding-left="0.1in" fo:padding-right="0.1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
      <text:p text:style-name="P1"/>
      <text:p text:style-name="P1"/>
      <text:p text:style-name="P1"/>
      <text:p text:style-name="P1"/>
      <text:p text:style-name="P6"><text:bookmark text:name="_lrjvt7k8tjjk"/></text:p>
      <text:p text:style-name="P6"><text:bookmark text:name="_46zu934dgesj"/></text:p>
      <text:p text:style-name="P6"><text:bookmark text:name="_uv8gbgek80ny"/>Jenkins: Sistema de bloqueo con bash_mutex</text:p>
      <text:p text:style-name="P11"><text:bookmark text:name="_447sl5nyappo"/></text:p>
      <text:p text:style-name="P1"/>
      <text:p text:style-name="P2">Revision 1</text:p>
      <text:p text:style-name="P2">26/06/2018</text:p>
      <text:h text:style-name="P36" text:outline-level="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39"><text:a xlink:type="simple" xlink:href="#__RefHeading___Toc656_3157778224" text:style-name="Index_20_Link" text:visited-style-name="Index_20_Link">Introducción<text:tab/>3</text:a></text:p>
          <text:p text:style-name="P39"><text:a xlink:type="simple" xlink:href="#__RefHeading___Toc658_3157778224" text:style-name="Index_20_Link" text:visited-style-name="Index_20_Link">Arquitectura<text:tab/>4</text:a></text:p>
          <text:p text:style-name="P38"><text:a xlink:type="simple" xlink:href="#__RefHeading___Toc660_3157778224" text:style-name="Index_20_Link" text:visited-style-name="Index_20_Link">Local<text:tab/>4</text:a></text:p>
          <text:p text:style-name="P38"><text:a xlink:type="simple" xlink:href="#__RefHeading___Toc662_3157778224" text:style-name="Index_20_Link" text:visited-style-name="Index_20_Link">Distribuida<text:tab/>4</text:a></text:p>
          <text:p text:style-name="P40"><text:a xlink:type="simple" xlink:href="#__RefHeading___Toc189_3974090470" text:style-name="Index_20_Link" text:visited-style-name="Index_20_Link">Ansible Playbook de configuración<text:tab/>5</text:a></text:p>
          <text:p text:style-name="P41"><text:a xlink:type="simple" xlink:href="#__RefHeading___Toc195_3974090470" text:style-name="Index_20_Link" text:visited-style-name="Index_20_Link">Jenkins Master<text:tab/>5</text:a></text:p>
          <text:p text:style-name="P39"><text:a xlink:type="simple" xlink:href="#__RefHeading___Toc172_3974090470" text:style-name="Index_20_Link" text:visited-style-name="Index_20_Link">Anexo I<text:tab/>6</text:a></text:p>
          <text:p text:style-name="P38"><text:a xlink:type="simple" xlink:href="#__RefHeading___Toc174_3974090470" text:style-name="Index_20_Link" text:visited-style-name="Index_20_Link">bash_mutex.sh<text:tab/>6</text:a></text:p>
          <text:p text:style-name="P38"><text:a xlink:type="simple" xlink:href="#__RefHeading___Toc176_3974090470" text:style-name="Index_20_Link" text:visited-style-name="Index_20_Link">playbooks/inventory<text:tab/>11</text:a></text:p>
          <text:p text:style-name="P38"><text:a xlink:type="simple" xlink:href="#__RefHeading___Toc178_3974090470" text:style-name="Index_20_Link" text:visited-style-name="Index_20_Link">playbooks/main.yml<text:tab/>12</text:a></text:p>
          <text:p text:style-name="P38"><text:a xlink:type="simple" xlink:href="#__RefHeading___Toc180_3974090470" text:style-name="Index_20_Link" text:visited-style-name="Index_20_Link">playbooks/roles/create_tmpfs/tasks/main.yml<text:tab/>13</text:a></text:p>
          <text:p text:style-name="P38"><text:a xlink:type="simple" xlink:href="#__RefHeading___Toc182_3974090470" text:style-name="Index_20_Link" text:visited-style-name="Index_20_Link">playbooks/roles/export_fs_nfs/tasks/main.yml<text:tab/>14</text:a></text:p>
          <text:p text:style-name="P38"><text:a xlink:type="simple" xlink:href="#__RefHeading___Toc184_3974090470" text:style-name="Index_20_Link" text:visited-style-name="Index_20_Link">playbooks/roles/mount_fs_nfs/tasks/main.yml<text:tab/>15</text:a></text:p>
        </text:index-body>
      </text:table-of-content>
      <text:p text:style-name="P9"/>
      <text:h text:style-name="P33" text:outline-level="1"/>
      <text:h text:style-name="P37" text:outline-level="1"><text:bookmark-start text:name="__RefHeading___Toc656_3157778224"/>Introducción<text:bookmark-end text:name="__RefHeading___Toc656_3157778224"/></text:h>
      <text:p text:style-name="P3">Se da el caso de que los bloqueos propios de Jenkins a veces no son suficientemente robustos, o no dan la flexibilidad que se requiere en ciertas situaciones. Para rellenar este hueco de forma fácil y general, que pueda ser usada no sólamente por Jenkins, sinó por cualquier proceso que tenga acceso a una shell *NIX, se proporciona un script en Bash para poder controlar el acceso a recursos mediante un mutex basado en la creación de un directorio, que también permite enumerar un número máximo de procesos que pueden estar en cola a la espera de obtener el mutex. Todo el proceso también está controlado por un tiempo máximo de retención del bloqueo. Otra característica, es que se permiten crear tantos mutex diferentes como se necesiten, pudiendolos nombrar a conveniencia.</text:p>
      <text:h text:style-name="P34" text:outline-level="1"/>
      <text:h text:style-name="P37" text:outline-level="1"><text:bookmark text:name="_4xwiqut3d6qo"/><text:bookmark-start text:name="__RefHeading___Toc658_3157778224"/>Arquitectura<text:bookmark-end text:name="__RefHeading___Toc658_3157778224"/></text:h>
      <text:p text:style-name="P10">Como requisito indispensable para el correcto funcionamiento del sistema de bloqueo, se requiere que todos los procesos que vayan a ser ejecutados mediante bash_mutex.sh tengan acceso a un mismo sistema de ficheros. <text:span text:style-name="T1">Se pueden dar dos escenarios claramente diferenciados, que se explican a continuación.</text:span></text:p>
      <text:h text:style-name="P28" text:outline-level="2"><text:bookmark text:name="_u5u7yla5ivll"/><text:bookmark-start text:name="__RefHeading___Toc660_3157778224"/>Local<text:bookmark-end text:name="__RefHeading___Toc660_3157778224"/></text:h>
      <text:p text:style-name="P3"><text:span text:style-name="T1">En éste escenario, todas las ejecuciones se realizan en un mismo servidor. </text:span>El script bash_mutex.sh necesita tener acceso a un<text:span text:style-name="T1">o de los</text:span> filesystem<text:span text:style-name="T1">s disponibles en el sistema,</text:span> con <text:span text:style-name="T1">los </text:span>permisos adecuados, donde poder crear el directorio de mutex. Todas las ejecuciones relacionadas con un mutex concreto (con el mismo nombre de mutex) deben apuntar al mismo directorio de bloqueo para el correcto funcionamiento. Dicha ruta está controlada por la variable de entorno LOCK_PATH, <text:span text:style-name="T1">que si no está indicada explícitamente, coge el valor por defecto ‘/var/tmp’</text:span>.</text:p>
      <text:p text:style-name="P3"/>
      <text:p text:style-name="P3">En el siguiente ejemplo, se solicita el bloqueo del mutex con nombre “label1”, con un tiempo máximo de retención del bloqueo de 60 segundos, y un tiempo máximo de espera para poder tener acceso al bloqueo de 30 segundos, <text:span text:style-name="T2">y estableciendo como ruta de bloqueo, el directorio ‘/run/jenkins_locks’</text:span>:</text:p>
      <text:p text:style-name="P3"/>
      <text:p text:style-name="P8">export LOCK_PATH=/run/jenkins_locks</text:p>
      <text:p text:style-name="P7">bash_mutex.sh -m 'label1' -n 3 -ml 60 -mw 30 'echo $$ &gt;&gt; /tmp/test'"</text:p>
      <text:p text:style-name="P5"/>
      <text:h text:style-name="P30" text:outline-level="2"><text:bookmark text:name="_qmu8051tpiph"/><text:bookmark-start text:name="__RefHeading___Toc662_3157778224"/>Distribuida<text:bookmark-end text:name="__RefHeading___Toc662_3157778224"/></text:h>
      <text:p text:style-name="P4">En <text:span text:style-name="T2">éste escenario, </text:span>nos interesa poder ejecutar procesos mútuamente excluyentes desde diferentes servidores, <text:span text:style-name="T2">por lo que </text:span>necesitamos tener acceso a algún filesystem compartido que nos permita concurrencia de acceso <text:span text:style-name="T2">para la escritura</text:span>. La forma más sencilla de conseguir ésto es usando un recurso NFS compartido entre todos los servidores implicados. La arquitectura que proponemos para montar éste escenario la basamos en un Filesystem temporal residente en memoria de un servidor (master), el cual exportamos por NFS al resto de servidores:</text:p>
      <text:p text:style-name="P4"/>
      <text:p text:style-name="P4"><draw:g text:anchor-type="as-char" draw:z-index="0" draw:style-name="gr1"><draw:custom-shape draw:name="Shape 2" draw:style-name="gr2" draw:text-style-name="P44" svg:width="2.063in" svg:height="1.0433in" svg:x="2.2189in" svg:y="0in"><text:p text:style-name="P42"><text:span text:style-name="T14">Jenkins Master</text:span></text:p><text:p text:style-name="P43"><text:span text:style-name="T14"/></text:p><text:p text:style-name="P43"><text:span text:style-name="T14">tmpfs -&gt; /run/jenkins_locks</text:span></text:p><text:p text:style-name="P43"><text:span text:style-name="T14">export NFS -&gt; /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44" svg:width="2.2185in" svg:height="1.0433in" svg:x="0in" svg:y="1.6236in"><text:p text:style-name="P42"><text:span text:style-name="T14">Jenkins Slave1</text:span></text:p><text:p text:style-name="P43"><text:span text:style-name="T14"/></text:p><text:p text:style-name="P43"><text:span text:style-name="T14">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3" draw:text-style-name="P44" svg:width="2.2185in" svg:height="1.0433in" svg:x="4.2819in" svg:y="1.6236in"><text:p text:style-name="P42"><text:span text:style-name="T14">Jenkins Slave2</text:span></text:p><text:p text:style-name="P43"><text:span text:style-name="T14"/></text:p><text:p text:style-name="P43"><text:span text:style-name="T14">NFS Mount -&gt; JM:/run/jenkins_lock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45" svg:width="1.1094in" svg:height="1.1016in" svg:x="1.1035in" svg:y="0.5217in"><text:p/><draw:enhanced-geometry draw:mirror-horizontal="true" draw:mirror-vertical="false" svg:viewBox="0 0 21600 21600" draw:type="mso-spt32" draw:enhanced-path="M 0 0 L 21600 21600 N"/></draw:custom-shape><draw:custom-shape draw:style-name="gr4" draw:text-style-name="P45" svg:width="1.1094in" svg:height="1.1016in" svg:x="4.2819in" svg:y="0.5217in"><text:p/><draw:enhanced-geometry draw:mirror-horizontal="false" draw:mirror-vertical="false" svg:viewBox="0 0 21600 21600" draw:type="mso-spt32" draw:enhanced-path="M 0 0 L 21600 21600 N"/></draw:custom-shape></draw:g></text:p>
      <text:p text:style-name="P4"/>
      <text:p text:style-name="P4"/>
      <text:h text:style-name="Heading_20_3" text:outline-level="3"><text:bookmark-start text:name="__RefHeading___Toc189_3974090470"/><text:soft-page-break/><text:span text:style-name="T8">Ansible </text:span>Playbook de configuración<text:bookmark-end text:name="__RefHeading___Toc189_3974090470"/></text:h>
      <text:p text:style-name="P4">Se adjunta un playbook de Ansible <text:span text:style-name="T8">(ver </text:span><text:span text:style-name="T8"><text:bookmark-ref text:reference-format="text" text:ref-name="__RefHeading___Toc176_3974090470">playbooks/inventory </text:bookmark-ref></text:span><text:span text:style-name="T8">) </text:span>para la configuración automatizada de<text:span text:style-name="T2">l sistema propuesto</text:span>. <text:span text:style-name="T1">Para su ejecución, únicamente es necesario adaptar el inventario a los servidores en los que se quiere montar el sistema:</text:span></text:p>
      <text:p text:style-name="P4"/>
      <text:p text:style-name="P18"># cat <text:span text:style-name="T3">playbooks/</text:span>inventory </text:p>
      <text:p text:style-name="P18">[master]</text:p>
      <text:p text:style-name="P18">jenkinsmaster</text:p>
      <text:p text:style-name="P18"/>
      <text:p text:style-name="P18">[slaves]</text:p>
      <text:p text:style-name="P18">jenkinsslave1</text:p>
      <text:p text:style-name="P18">jenkinsslave2</text:p>
      <text:p text:style-name="P4"/>
      <text:p text:style-name="P15">Una vez adaptado el fichero de inventario, podemos proceder a ejecutarlo de la siguiente forma, ya sea desde uno de los servidores a configurar, o desde cualquier otro servidor externo a la arquitectura propuesta:</text:p>
      <text:p text:style-name="P15"/>
      <text:p text:style-name="P19"># cd playbooks</text:p>
      <text:p text:style-name="P19"># ansible-playbook -i localhost, <text:span text:style-name="T4">main.yml</text:span> </text:p>
      <text:p text:style-name="P4"/>
      <text:p text:style-name="P16">Para el caso en que los servidores que vamos a configurar no tengan conexión directa a Internet para poder instalar los paquetes necesarios, se puede indicar el Proxy a usar fácilmente:</text:p>
      <text:p text:style-name="P16"/>
      <text:p text:style-name="P20"># cd playbooks</text:p>
      <text:p text:style-name="P20"># ansible-playbook -i localhost, <text:span text:style-name="T5">--</text:span><text:span text:style-name="T6">extra-vars=”http_proxy=http://proxyserver:3128”</text:span><text:span text:style-name="T4"> main.yml</text:span> </text:p>
      <text:p text:style-name="P14"/>
      <text:p text:style-name="P17">El estado final de los sistemas debe ser el siguiente:</text:p>
      <text:h text:style-name="Heading_20_4" text:outline-level="4"><text:bookmark-start text:name="__RefHeading___Toc195_3974090470"/>Jenkins Master<text:bookmark-end text:name="__RefHeading___Toc195_3974090470"/></text:h>
      <text:p text:style-name="P24"># grep jenkins_locks /etc/fstab </text:p>
      <text:p text:style-name="P24">tmpfs /run/jenkins_locks tmpfs size=10m 0 0</text:p>
      <text:p text:style-name="P24"># grep jenkins_locks /etc/exports <text:span text:style-name="T7"># fsid is randomly assigned, so will be different</text:span></text:p>
      <text:p text:style-name="P25">/run/jenkins_locks *(rw,fsid=<text:span text:style-name="T10">08fe217f-648e-4a84-9a4d-b2e1c9790528</text:span>,no_root_squash)</text:p>
      <text:p text:style-name="P24"># cat /etc/tmpfiles.d/jenkins_locks.conf </text:p>
      <text:p text:style-name="P24">D /run/jenkins_locks 4777 root root -</text:p>
      <text:p text:style-name="P24"># exportfs -v | grep -A1 jenkins_locks</text:p>
      <text:p text:style-name="P24">/run/jenkins_locks</text:p>
      <text:p text:style-name="P24"><text:tab/><text:tab/>&lt;world&gt;(sync,wdelay,hide,no_subtree_check,fsid=<text:span text:style-name="T10">08fe217f-648e-4a84-9a4d-b2e1c9790528</text:span>,sec=sys,rw,secure,no_root_squash,no_all_squash)</text:p>
      <text:h text:style-name="Heading_20_4" text:outline-level="4">Jenkins Slave1</text:h>
      <text:p text:style-name="P26"># grep jenkins_locks /etc/fstab</text:p>
      <text:p text:style-name="P26">192.168.122.1:/run/jenkins_locks /run/jenkins_locks nfs defaults 0 0</text:p>
      <text:p text:style-name="P26"># df -h /run/jenkins_locks</text:p>
      <text:p text:style-name="P26">Filesystem <text:s text:c="23"/>Size <text:s/>Used Avail Use% Mounted on</text:p>
      <text:p text:style-name="P26">192.168.122.1:/run/jenkins_locks <text:s text:c="2"/>10M <text:s text:c="4"/>0 <text:s text:c="2"/>10M <text:s text:c="2"/>0% /run/jenkins_locks</text:p>
      <text:p text:style-name="P27"/>
      <text:h text:style-name="P32" text:outline-level="1"/>
      <text:h text:style-name="P35" text:outline-level="1"><text:bookmark-start text:name="__RefHeading___Toc172_3974090470"/>Anexo I<text:bookmark-end text:name="__RefHeading___Toc172_3974090470"/></text:h>
      <text:h text:style-name="Heading_20_2" text:outline-level="2"><text:bookmark-start text:name="__RefHeading___Toc174_3974090470"/>bash_mutex.sh <text:bookmark-end text:name="__RefHeading___Toc174_3974090470"/></text:h>
      <text:p text:style-name="P21">#!/usr/bin/env bash</text:p>
      <text:p text:style-name="P21"># (c) 2018, Ivan Aragones Muniesa &lt;iaragone@redhat.com&gt;</text:p>
      <text:p text:style-name="P21"># GNU General Public License v3.0+ (see COPYING or https://www.gnu.org/licenses/gpl-3.0.txt)</text:p>
      <text:p text:style-name="P21"/>
      <text:p text:style-name="P21"># </text:p>
      <text:p text:style-name="P21"># Usage: bash_mutex.sh [-n &lt;max_queue_length&gt;] "command to run in a semaphore-like manner"</text:p>
      <text:p text:style-name="P21">#</text:p>
      <text:p text:style-name="P21"># Example: bash_mutex.sh -m 'echo' 'echo $$ &gt;&gt; /tmp/test'"</text:p>
      <text:p text:style-name="P21"># Example: bash_mutex.sh -m 'echo2' -n 3 'echo $$ &gt;&gt; /tmp/test'"</text:p>
      <text:p text:style-name="P21"># Example: bash_mutex.sh -m 'mutex' -ml 60 'echo $$ &gt;&gt; /tmp/test'"</text:p>
      <text:p text:style-name="P21"># Example: bash_mutex.sh -m 'mutex2' -mw 30 'echo $$ &gt;&gt; /tmp/test'"</text:p>
      <text:p text:style-name="P21"># Example: bash_mutex.sh -m 'label1' -n 3 -ml 60 -mw 30 'echo $$ &gt;&gt; /tmp/test'"</text:p>
      <text:p text:style-name="P21">#</text:p>
      <text:p text:style-name="P21"/>
      <text:p text:style-name="P21"># Check for the input parameters</text:p>
      <text:p text:style-name="P21">if [ $# -eq 0 ]; then</text:p>
      <text:p text:style-name="P21"><text:s text:c="2"/>echo ""</text:p>
      <text:p text:style-name="P21"><text:s text:c="2"/>echo "Usage: bash_mutex.sh &lt;-m 'mutex_name'&gt; [-n &lt;max_queue_length&gt;] [-ml &lt;max_lock_time&gt;] [-mw &lt;max_wait_time] \"command to run in a semaphore-like manner\""</text:p>
      <text:p text:style-name="P21"><text:s text:c="2"/>echo ""</text:p>
      <text:p text:style-name="P21"><text:s text:c="2"/>echo "Example: bash_mutex.sh -m 'echo' 'echo $$ &gt;&gt; /tmp/test'"</text:p>
      <text:p text:style-name="P21"><text:s text:c="2"/>echo "Example: bash_mutex.sh -m 'echo2' -n 3 'echo $$ &gt;&gt; /tmp/test'"</text:p>
      <text:p text:style-name="P21"><text:s text:c="2"/>echo "Example: bash_mutex.sh -m 'mutex' -ml 60 'echo $$ &gt;&gt; /tmp/test'"</text:p>
      <text:p text:style-name="P21"><text:s text:c="2"/>echo "Example: bash_mutex.sh -m 'mutex2' -mw 30 'echo $$ &gt;&gt; /tmp/test'"</text:p>
      <text:p text:style-name="P21"><text:s text:c="2"/>echo "Example: bash_mutex.sh -m 'label1' -n 3 -ml 60 -mw 30 'echo $$ &gt;&gt; /tmp/test'"</text:p>
      <text:p text:style-name="P21"><text:s text:c="2"/>echo ""</text:p>
      <text:p text:style-name="P21"><text:s text:c="2"/>echo "Error codes:"</text:p>
      <text:p text:style-name="P21"><text:s text:c="2"/>echo " <text:s/>0: no errors"</text:p>
      <text:p text:style-name="P21"><text:s text:c="2"/>echo " <text:s/>1: Missing parameters"</text:p>
      <text:p text:style-name="P21"><text:s text:c="2"/>echo " <text:s/>2: Missing required parameter '-m'"</text:p>
      <text:p text:style-name="P21"><text:s text:c="2"/>echo " <text:s/>3: SIGALRM received. The command is killed"</text:p>
      <text:p text:style-name="P21"><text:s text:c="2"/>echo ""</text:p>
      <text:p text:style-name="P21"><text:s text:c="2"/>echo "Environment variables:"</text:p>
      <text:p text:style-name="P21"><text:s text:c="2"/>echo " <text:s/>LOCK_PATH: Indicates where to create the mutexes (default: /var/tmp/)"</text:p>
      <text:p text:style-name="P21"><text:s text:c="2"/>echo ""</text:p>
      <text:p text:style-name="P21"><text:s text:c="2"/>exit 1</text:p>
      <text:p text:style-name="P21">fi</text:p>
      <text:p text:style-name="P21"/>
      <text:p text:style-name="P21"><text:soft-page-break/>### Variables</text:p>
      <text:p text:style-name="P21"/>
      <text:p text:style-name="P21"># Lock directory</text:p>
      <text:p text:style-name="P21">_LOCK_PATH="${LOCK_PATH:-/var/tmp}"</text:p>
      <text:p text:style-name="P21">_MUTEX_PREFIX="bash_mutex_"</text:p>
      <text:p text:style-name="P21">_MUTEX_NAME=""</text:p>
      <text:p text:style-name="P21"/>
      <text:p text:style-name="P21"># Maximum amount of time to maintain the lock (in seconds)</text:p>
      <text:p text:style-name="P21">_MAX_LOCK_TIME=5</text:p>
      <text:p text:style-name="P21"># Maximum time we'll wait for the lock (in seconds)</text:p>
      <text:p text:style-name="P21">_MAX_WAIT_TIME=60</text:p>
      <text:p text:style-name="P21"># By default, no limit on number of processes waiting for the mutex.</text:p>
      <text:p text:style-name="P21">let _MAX_QUEUE_LEN=0</text:p>
      <text:p text:style-name="P21"/>
      <text:p text:style-name="P21"># Parse arguments</text:p>
      <text:p text:style-name="P21">if [ "${1}" == "-m" ]; then</text:p>
      <text:p text:style-name="P21"><text:s text:c="2"/>_MUTEX_NAME="${2/[[:space:]]/_}"</text:p>
      <text:p text:style-name="P21"><text:s text:c="2"/>shift</text:p>
      <text:p text:style-name="P21"><text:s text:c="2"/>shift</text:p>
      <text:p text:style-name="P21">else</text:p>
      <text:p text:style-name="P21"><text:s text:c="2"/>echo "You must give a name for the mutex (-m)"</text:p>
      <text:p text:style-name="P21"><text:s text:c="2"/>exit 2</text:p>
      <text:p text:style-name="P21">fi</text:p>
      <text:p text:style-name="P21">while [ "${1#-}" != "${1}" ]; do</text:p>
      <text:p text:style-name="P21"><text:s text:c="2"/>case "${1}" in</text:p>
      <text:p text:style-name="P21"><text:s text:c="4"/>"-ml")</text:p>
      <text:p text:style-name="P21"><text:s text:c="10"/>_MAX_LOCK_TIME=${2}</text:p>
      <text:p text:style-name="P21"><text:s text:c="10"/>shift</text:p>
      <text:p text:style-name="P21"><text:s text:c="10"/>shift</text:p>
      <text:p text:style-name="P21"><text:s text:c="10"/>;;</text:p>
      <text:p text:style-name="P21"><text:s text:c="4"/>"-mw")</text:p>
      <text:p text:style-name="P21"><text:s text:c="10"/>_MAX_WAIT_TIME=${2}</text:p>
      <text:p text:style-name="P21"><text:s text:c="10"/>shift</text:p>
      <text:p text:style-name="P21"><text:s text:c="10"/>shift</text:p>
      <text:p text:style-name="P21"><text:s text:c="10"/>;;</text:p>
      <text:p text:style-name="P21"><text:s text:c="4"/>"-n")</text:p>
      <text:p text:style-name="P21"><text:s text:c="10"/>_MAX_QUEUE_LEN=${2}</text:p>
      <text:p text:style-name="P21"><text:s text:c="10"/>shift</text:p>
      <text:p text:style-name="P21"><text:s text:c="10"/>shift</text:p>
      <text:p text:style-name="P21"><text:s text:c="10"/>;;</text:p>
      <text:p text:style-name="P21"><text:s text:c="2"/>esac</text:p>
      <text:p text:style-name="P21">done</text:p>
      <text:p text:style-name="P21"><text:soft-page-break/></text:p>
      <text:p text:style-name="P21">_LOCK_DIR="${_LOCK_PATH}/${_MUTEX_PREFIX}${_MUTEX_NAME}.lck"</text:p>
      <text:p text:style-name="P21"/>
      <text:p text:style-name="P21">echo "_MAX_LOCK_TIME = ${_MAX_LOCK_TIME}"</text:p>
      <text:p text:style-name="P21">echo "_MAX_WAIT_TIME = ${_MAX_WAIT_TIME}"</text:p>
      <text:p text:style-name="P21">echo "_MAX_QUEUE_LEN = ${_MAX_QUEUE_LEN}"</text:p>
      <text:p text:style-name="P21"/>
      <text:p text:style-name="P21"># Sum the time to wait for (get the lock + being locked)</text:p>
      <text:p text:style-name="P21">let _SUM_LOCK_TIME=_MAX_LOCK_TIME+_MAX_WAIT_TIME</text:p>
      <text:p text:style-name="P21"/>
      <text:p text:style-name="P21">### Functions</text:p>
      <text:p text:style-name="P21"/>
      <text:p text:style-name="P21">function clean_exit {</text:p>
      <text:p text:style-name="P21"><text:s text:c="2"/># remove us from the queue</text:p>
      <text:p text:style-name="P21"><text:s text:c="2"/>rmdir ${_LOCK_DIR}_$$ &amp;&gt;/dev/null</text:p>
      <text:p text:style-name="P21"><text:s text:c="2"/># Can remove the auto-unlock timer and all it's childs</text:p>
      <text:p text:style-name="P21"><text:s text:c="2"/>_procs="$(pstree -p ${_ALARM_GENERATOR_PID} | grep -Po '[^[:digit:]]*\K[[:digit:]]*' | sort -nr)"</text:p>
      <text:p text:style-name="P21"><text:s text:c="2"/>if [ ! -z "${_procs}" ]; then</text:p>
      <text:p text:style-name="P21"><text:s text:c="4"/>for _pid in ${_procs}; do</text:p>
      <text:p text:style-name="P21"><text:s text:c="6"/>kill -SIGTERM ${_pid} &amp;&gt;/dev/null</text:p>
      <text:p text:style-name="P21"><text:s text:c="4"/>done</text:p>
      <text:p text:style-name="P21"><text:s text:c="2"/>fi</text:p>
      <text:p text:style-name="P21"><text:s text:c="2"/>exit ${1:-0}</text:p>
      <text:p text:style-name="P21">}</text:p>
      <text:p text:style-name="P21"/>
      <text:p text:style-name="P21"># Function to lock</text:p>
      <text:p text:style-name="P21">function lock {</text:p>
      <text:p text:style-name="P21"><text:s text:c="2"/>let _counter=1</text:p>
      <text:p text:style-name="P21"><text:s text:c="2"/># first, put ourselves in the mutex queue</text:p>
      <text:p text:style-name="P21"><text:s text:c="2"/>mkdir ${_LOCK_DIR}_$$ &gt;&amp;/dev/null</text:p>
      <text:p text:style-name="P21"><text:s text:c="2"/># if the queue is full, exit before try getting the lock</text:p>
      <text:p text:style-name="P21"><text:s text:c="2"/>if [ ${_MAX_QUEUE_LEN} -ne 0 ]; then</text:p>
      <text:p text:style-name="P21"><text:s text:c="4"/>if [ $(ls -d ${_LOCK_DIR}_* | wc -l) -gt ${_MAX_QUEUE_LEN} ]; then</text:p>
      <text:p text:style-name="P21"><text:s text:c="6"/>echo "Max queue length has been reached. No command is executed"</text:p>
      <text:p text:style-name="P21"><text:s text:c="6"/>clean_exit</text:p>
      <text:p text:style-name="P21"><text:s text:c="4"/>fi</text:p>
      <text:p text:style-name="P21"><text:s text:c="2"/>fi</text:p>
      <text:p text:style-name="P21"><text:s text:c="2"/>while ! mkdir ${_LOCK_DIR} &amp;&gt;/dev/null; do</text:p>
      <text:p text:style-name="P21"><text:s text:c="4"/>if [ ${_counter} -gt ${_MAX_WAIT_TIME} ]; then</text:p>
      <text:p text:style-name="P21"><text:s text:c="6"/>echo "Max wait time exhausted... No command is executed"</text:p>
      <text:p text:style-name="P21"><text:s text:c="6"/>clean_exit</text:p>
      <text:p text:style-name="P21"><text:s text:c="6"/>break</text:p>
      <text:p text:style-name="P21"><text:soft-page-break/><text:s text:c="4"/>fi</text:p>
      <text:p text:style-name="P21"><text:s text:c="4"/>let _counter+=1</text:p>
      <text:p text:style-name="P21"><text:s text:c="4"/>sleep 1</text:p>
      <text:p text:style-name="P21"><text:s text:c="2"/>done</text:p>
      <text:p text:style-name="P21">}</text:p>
      <text:p text:style-name="P21"/>
      <text:p text:style-name="P21"># Function to unlock </text:p>
      <text:p text:style-name="P21">function unlock {</text:p>
      <text:p text:style-name="P21"><text:s text:c="2"/># first of all, get out of the queue to let another process to get the slot</text:p>
      <text:p text:style-name="P21"><text:s text:c="2"/>rmdir ${_LOCK_DIR}_$$ &amp;&gt;/dev/null</text:p>
      <text:p text:style-name="P21"><text:s text:c="2"/>rmdir ${_LOCK_DIR} &amp;&gt;/dev/null</text:p>
      <text:p text:style-name="P21"><text:s text:c="2"/># Can remove the auto-unlock timer and all it's childs</text:p>
      <text:p text:style-name="P21"><text:s text:c="2"/>_procs="$(pstree -p ${_ALARM_GENERATOR_PID} | grep -Po '[^[:digit:]]*\K[[:digit:]]*' | sort -nr)"</text:p>
      <text:p text:style-name="P21"><text:s text:c="2"/>if [ ! -z "${_procs}" ]; then</text:p>
      <text:p text:style-name="P21"><text:s text:c="4"/>for _pid in ${_procs}; do</text:p>
      <text:p text:style-name="P21"><text:s text:c="6"/>kill -${1} ${_pid} &amp;&gt;/dev/null</text:p>
      <text:p text:style-name="P21"><text:s text:c="4"/>done</text:p>
      <text:p text:style-name="P21"><text:s text:c="2"/>fi</text:p>
      <text:p text:style-name="P21"><text:s text:c="2"/># Can remove the running process and all it's childs</text:p>
      <text:p text:style-name="P21"><text:s text:c="2"/>_procs="$(pstree -p ${_COMMAND} | grep -Po '[^[:digit:]]*\K[[:digit:]]*' | sort -nr)"</text:p>
      <text:p text:style-name="P21"><text:s text:c="2"/>if [ ! -z "${_procs}" ]; then</text:p>
      <text:p text:style-name="P21"><text:s text:c="4"/>for _pid in ${_procs}; do</text:p>
      <text:p text:style-name="P21"><text:s text:c="6"/>kill -${1} ${_pid} &amp;&gt;/dev/null</text:p>
      <text:p text:style-name="P21"><text:s text:c="4"/>done</text:p>
      <text:p text:style-name="P21"><text:s text:c="2"/>fi</text:p>
      <text:p text:style-name="P21">}</text:p>
      <text:p text:style-name="P21"/>
      <text:p text:style-name="P21"># Configure SIGALRM handler</text:p>
      <text:p text:style-name="P21">function unlock_signal {</text:p>
      <text:p text:style-name="P21"><text:s text:c="2"/>unlock ${1}</text:p>
      <text:p text:style-name="P21"><text:s text:c="2"/>exit 3</text:p>
      <text:p text:style-name="P21">}</text:p>
      <text:p text:style-name="P21"/>
      <text:p text:style-name="P21">trap 'unlock_signal ALRM' ALRM</text:p>
      <text:p text:style-name="P21">trap 'unlock_signal INT' INT</text:p>
      <text:p text:style-name="P21">trap 'unlock_signal TERM' TERM</text:p>
      <text:p text:style-name="P21">trap 'unlock_signal HUP' HUP</text:p>
      <text:p text:style-name="P21"/>
      <text:p text:style-name="P21"># Program auto-unlock</text:p>
      <text:p text:style-name="P21">(sleep ${_SUM_LOCK_TIME}; kill -SIGALRM $$ &amp;&gt;/dev/null; exit 0)&amp;</text:p>
      <text:p text:style-name="P21">_ALARM_GENERATOR_PID=$!</text:p>
      <text:p text:style-name="P21"/>
      <text:p text:style-name="P21"><text:soft-page-break/># Get the lock</text:p>
      <text:p text:style-name="P21">lock</text:p>
      <text:p text:style-name="P21"/>
      <text:p text:style-name="P21"># MAIN process</text:p>
      <text:p text:style-name="P21">echo "executing the given command: $@"</text:p>
      <text:p text:style-name="P21">date</text:p>
      <text:p text:style-name="P21">eval $@ &amp;</text:p>
      <text:p text:style-name="P21">_COMMAND=$!</text:p>
      <text:p text:style-name="P21">wait ${_COMMAND}</text:p>
      <text:p text:style-name="P21"/>
      <text:p text:style-name="P21"># MAIN process finished</text:p>
      <text:p text:style-name="P21"># Release the lock and exit</text:p>
      <text:p text:style-name="P21">unlock</text:p>
      <text:p text:style-name="P21"/>
      <text:p text:style-name="P21">exit 0</text:p>
      <text:h text:style-name="P29" text:outline-level="2"/>
      <text:h text:style-name="P31" text:outline-level="2"><text:bookmark-start text:name="__RefHeading___Toc176_3974090470"/>playbooks/inventory <text:bookmark-end text:name="__RefHeading___Toc176_3974090470"/></text:h>
      <text:p text:style-name="P21">[master]</text:p>
      <text:p text:style-name="P22">jenkinsmaster</text:p>
      <text:p text:style-name="P21"/>
      <text:p text:style-name="P21">[slaves]</text:p>
      <text:p text:style-name="P22">jenkinsslave1</text:p>
      <text:p text:style-name="P22">jenkinsslave2</text:p>
      <text:h text:style-name="P29" text:outline-level="2"/>
      <text:h text:style-name="P31" text:outline-level="2"><text:bookmark-start text:name="__RefHeading___Toc178_3974090470"/>playbooks/main.yml <text:bookmark-end text:name="__RefHeading___Toc178_3974090470"/></text:h>
      <text:p text:style-name="P21">---</text:p>
      <text:p text:style-name="P21">- name: Create shared tmpfs and <text:span text:style-name="T3">NFS export</text:span></text:p>
      <text:p text:style-name="P21"><text:s text:c="2"/>hosts: master</text:p>
      <text:p text:style-name="P21"><text:s text:c="2"/>remote_user: root</text:p>
      <text:p text:style-name="P21"><text:s text:c="2"/>gather_facts: false</text:p>
      <text:p text:style-name="P21"><text:s text:c="2"/>become: false</text:p>
      <text:p text:style-name="P21"><text:s text:c="2"/>vars:</text:p>
      <text:p text:style-name="P21"><text:s text:c="4"/>tmpfs_path: "/run/jenkins_locks"</text:p>
      <text:p text:style-name="P21"><text:s text:c="4"/>proxy: "<text:span text:style-name="T3">{{ http_proxy | default(‘’) }}”</text:span></text:p>
      <text:p text:style-name="P21"><text:s text:c="2"/>roles:</text:p>
      <text:p text:style-name="P21"><text:s text:c="4"/>- role: create_tmpfs</text:p>
      <text:p text:style-name="P21"><text:s text:c="6"/>config_file: "/etc/tmpfiles.d/jenkins_locks.conf"</text:p>
      <text:p text:style-name="P21"><text:s text:c="6"/>mount_point: "{{ tmpfs_path }}"</text:p>
      <text:p text:style-name="P21"><text:s text:c="6"/>uid: "root"</text:p>
      <text:p text:style-name="P21"><text:s text:c="6"/>gid: "root"</text:p>
      <text:p text:style-name="P21"><text:s text:c="6"/>mode: '0644'</text:p>
      <text:p text:style-name="P21"><text:s text:c="6"/>size: "10m"</text:p>
      <text:p text:style-name="P21"><text:s text:c="4"/>- role: export_fs_nfs</text:p>
      <text:p text:style-name="P21"><text:s text:c="6"/>proxy_url: "{{ proxy | default('') }}"</text:p>
      <text:p text:style-name="P21"><text:s text:c="6"/>mount_point: "{{ tmpfs_path }}"</text:p>
      <text:p text:style-name="P21"/>
      <text:p text:style-name="P21">- name: <text:span text:style-name="T3">M</text:span>ount <text:span text:style-name="T3">NFS share </text:span>at clients</text:p>
      <text:p text:style-name="P21"><text:s text:c="2"/>hosts: slaves</text:p>
      <text:p text:style-name="P21"><text:s text:c="2"/>remote_user: root</text:p>
      <text:p text:style-name="P21"><text:s text:c="2"/>gather_facts: false</text:p>
      <text:p text:style-name="P21"><text:s text:c="2"/>become: false</text:p>
      <text:p text:style-name="P21"><text:s text:c="2"/>vars:</text:p>
      <text:p text:style-name="P21"><text:s text:c="4"/>tmpfs_path: "/run/jenkins_locks"</text:p>
      <text:p text:style-name="P23"><text:s text:c="4"/>proxy: "<text:span text:style-name="T3">{{ http_proxy | default(‘’) }}”</text:span></text:p>
      <text:p text:style-name="P21"><text:s text:c="2"/>roles:</text:p>
      <text:p text:style-name="P21"><text:s text:c="4"/>- role: mount_fs_nfs</text:p>
      <text:p text:style-name="P21"><text:s text:c="6"/>server: "{{ groups['master'][0] }}"</text:p>
      <text:p text:style-name="P21"><text:s text:c="6"/>share_name: "{{ tmpfs_path }}"</text:p>
      <text:p text:style-name="P21"><text:s text:c="6"/>mount_point: "{{ tmpfs_path }}"</text:p>
      <text:p text:style-name="P21"><text:s text:c="6"/>proxy_url: "{{ proxy | default('') }}"</text:p>
      <text:h text:style-name="P29" text:outline-level="2"/>
      <text:h text:style-name="P31" text:outline-level="2"><text:bookmark-start text:name="__RefHeading___Toc180_3974090470"/>playbooks/roles/create_tmpfs/tasks/main.yml <text:bookmark-end text:name="__RefHeading___Toc180_3974090470"/></text:h>
      <text:p text:style-name="P21">---</text:p>
      <text:p text:style-name="P21">#</text:p>
      <text:p text:style-name="P21"># Required variables:</text:p>
      <text:p text:style-name="P21"># config_file: Config file to create under /etc/tmpfiles.d/</text:p>
      <text:p text:style-name="P21"># mount_point: Path where the tmpfs must be mounted</text:p>
      <text:p text:style-name="P21"># uid: mount_point's user owner</text:p>
      <text:p text:style-name="P21"># gid: mount_point's group owner</text:p>
      <text:p text:style-name="P21"># mode: mount_point's access permissions</text:p>
      <text:p text:style-name="P21"># size: tmpfs' size</text:p>
      <text:p text:style-name="P21">#</text:p>
      <text:p text:style-name="P21">- name: Configure a new temporary directory</text:p>
      <text:p text:style-name="P21"><text:s text:c="2"/>copy:</text:p>
      <text:p text:style-name="P21"><text:s text:c="4"/>dest: "{{ config_file }}"</text:p>
      <text:p text:style-name="P21"><text:s text:c="4"/>content: "D {{ mount_point }} 4777 root root -"</text:p>
      <text:p text:style-name="P21"><text:s text:c="4"/>owner: "{{ uid }}"</text:p>
      <text:p text:style-name="P21"><text:s text:c="4"/>group: "{{ gid }}"</text:p>
      <text:p text:style-name="P21"><text:s text:c="4"/>mode: "{{ mode }}"</text:p>
      <text:p text:style-name="P21"><text:s text:c="2"/>notify: Create_the_new_temporary_directory</text:p>
      <text:p text:style-name="P21">- name: mount the new tmpfs</text:p>
      <text:p text:style-name="P21"><text:s text:c="2"/>mount:</text:p>
      <text:p text:style-name="P21"><text:s text:c="4"/>src: tmpfs</text:p>
      <text:p text:style-name="P21"><text:s text:c="4"/>path: "{{ mount_point }}"</text:p>
      <text:p text:style-name="P21"><text:s text:c="4"/>fstype: tmpfs</text:p>
      <text:p text:style-name="P21"><text:s text:c="4"/>opts: size={{ size }}</text:p>
      <text:p text:style-name="P21"><text:s text:c="4"/>state: mounted</text:p>
      <text:h text:style-name="P29" text:outline-level="2"/>
      <text:h text:style-name="P31" text:outline-level="2"><text:bookmark-start text:name="__RefHeading___Toc182_3974090470"/>playbooks/roles/export_fs_nfs/tasks/main.yml <text:bookmark-end text:name="__RefHeading___Toc182_3974090470"/></text:h>
      <text:p text:style-name="P21">---</text:p>
      <text:p text:style-name="P21">#</text:p>
      <text:p text:style-name="P21"># Required variables:</text:p>
      <text:p text:style-name="P21"># mount_point:</text:p>
      <text:p text:style-name="P21">#</text:p>
      <text:p text:style-name="P21"># Optional variables:</text:p>
      <text:p text:style-name="P21"># proxy_url: Proxy URL to reach the Internet</text:p>
      <text:p text:style-name="P21">#</text:p>
      <text:p text:style-name="P21">- name: Ensure nfs-utils is installed</text:p>
      <text:p text:style-name="P21"><text:s text:c="2"/>package:</text:p>
      <text:p text:style-name="P21"><text:s text:c="4"/>name: nfs-utils</text:p>
      <text:p text:style-name="P21"><text:s text:c="4"/>state: present</text:p>
      <text:p text:style-name="P21"><text:s text:c="2"/>environment:</text:p>
      <text:p text:style-name="P21"><text:s text:c="4"/>http_proxy: "{{ proxy_url | default('') }}"</text:p>
      <text:p text:style-name="P21"><text:s text:c="4"/>https_proxy: "{{ proxy_url | default('') }}"</text:p>
      <text:p text:style-name="P21"><text:s text:c="4"/>ftp_proxy: "{{ proxy_url | default('') }}"</text:p>
      <text:p text:style-name="P21"><text:s text:c="4"/>socks_proxy: "{{ proxy_url | default('') }}"</text:p>
      <text:p text:style-name="P21"><text:s text:c="4"/>HTTP_PROXY: "{{ proxy_url | default('') }}"</text:p>
      <text:p text:style-name="P21"><text:s text:c="4"/>HTTPS_PROXY: "{{ proxy_url | default('') }}"</text:p>
      <text:p text:style-name="P21"><text:s text:c="4"/>FTP_PROXY: "{{ proxy_url | default('') }}"</text:p>
      <text:p text:style-name="P21"><text:s text:c="4"/>SOCKS_PROXY: "{{ proxy_url | default('') }}"</text:p>
      <text:p text:style-name="P21">- name: Check if is already exported</text:p>
      <text:p text:style-name="P21"><text:s text:c="2"/>command: "grep -c {{ mount_point }} /etc/exports"</text:p>
      <text:p text:style-name="P21"><text:s text:c="2"/>changed_when: false</text:p>
      <text:p text:style-name="P21"><text:s text:c="2"/>failed_when: false</text:p>
      <text:p text:style-name="P21"><text:s text:c="2"/>register: already_exported</text:p>
      <text:p text:style-name="P21">- name: Get a feasonable fsid</text:p>
      <text:p text:style-name="P21"><text:s text:c="2"/>set_fact:</text:p>
      <text:p text:style-name="P21"><text:s text:c="4"/>fsid: "{{ lookup('pipe', 'cat /proc/sys/kernel/random/uuid') }}"</text:p>
      <text:p text:style-name="P21"><text:s text:c="2"/>when: already_exported.rc == 1</text:p>
      <text:p text:style-name="P21">- name: Add the export configuration</text:p>
      <text:p text:style-name="P21"><text:s text:c="2"/>lineinfile:</text:p>
      <text:p text:style-name="P21"><text:s text:c="4"/>dest: /etc/exports</text:p>
      <text:p text:style-name="P21"><text:s text:c="4"/>line: "{{ mount_point }} *(rw,fsid={{ fsid }},no_root_squash)"</text:p>
      <text:p text:style-name="P21"><text:s text:c="4"/>regexp: "^.*{{ mount_point }}.*$"</text:p>
      <text:p text:style-name="P21"><text:s text:c="4"/>state: present</text:p>
      <text:p text:style-name="P21"><text:s text:c="2"/>when: already_exported.rc == 1</text:p>
      <text:p text:style-name="P21"><text:s text:c="2"/>notify: reload_nfs_server</text:p>
      <text:p text:style-name="P21">- name: Enable the nfs-server related services</text:p>
      <text:p text:style-name="P21"><text:s text:c="2"/>service:</text:p>
      <text:p text:style-name="P21"><text:soft-page-break/><text:s text:c="4"/>name: "{{ pkg_loop }}"</text:p>
      <text:p text:style-name="P21"><text:s text:c="4"/>state: started</text:p>
      <text:p text:style-name="P21"><text:s text:c="4"/>enabled: true</text:p>
      <text:p text:style-name="P21"><text:s text:c="2"/>loop:</text:p>
      <text:p text:style-name="P21"><text:s text:c="4"/>- nfs-utils</text:p>
      <text:p text:style-name="P21"><text:s text:c="4"/>- rpcbind</text:p>
      <text:p text:style-name="P21"><text:s text:c="4"/>- nfs-mountd</text:p>
      <text:p text:style-name="P21"><text:s text:c="2"/>loop_control:</text:p>
      <text:p text:style-name="P21"><text:s text:c="4"/>loop_var: pkg_loop</text:p>
      <text:p text:style-name="P21"><text:s text:c="2"/>notify: reload_nfs_server</text:p>
      <text:h text:style-name="Heading_20_2" text:outline-level="2"><text:bookmark-start text:name="__RefHeading___Toc184_3974090470"/>playbooks/roles/mount_fs_nfs/tasks/main.yml <text:bookmark-end text:name="__RefHeading___Toc184_3974090470"/></text:h>
      <text:p text:style-name="P21">---</text:p>
      <text:p text:style-name="P21">#</text:p>
      <text:p text:style-name="P21"># Required variables:</text:p>
      <text:p text:style-name="P21"># server: Server providing the nfs share</text:p>
      <text:p text:style-name="P21"># share_name: the name of the share</text:p>
      <text:p text:style-name="P21"># mount_point: path to mount the remote share to</text:p>
      <text:p text:style-name="P21">#</text:p>
      <text:p text:style-name="P21"># Optional variables:</text:p>
      <text:p text:style-name="P21"># proxy_url: Proxy URL to reach the Internet</text:p>
      <text:p text:style-name="P21">#</text:p>
      <text:p text:style-name="P21">- name: Ensure nfs-utils is installed</text:p>
      <text:p text:style-name="P21"><text:s text:c="2"/>package:</text:p>
      <text:p text:style-name="P21"><text:s text:c="4"/>name: nfs-utils</text:p>
      <text:p text:style-name="P21"><text:s text:c="4"/>state: present</text:p>
      <text:p text:style-name="P21"><text:s text:c="2"/>environment:</text:p>
      <text:p text:style-name="P21"><text:s text:c="4"/>http_proxy: "{{ proxy_url | default('') }}"</text:p>
      <text:p text:style-name="P21"><text:s text:c="4"/>https_proxy: "{{ proxy_url | default('') }}"</text:p>
      <text:p text:style-name="P21"><text:s text:c="4"/>ftp_proxy: "{{ proxy_url | default('') }}"</text:p>
      <text:p text:style-name="P21"><text:s text:c="4"/>socks_proxy: "{{ proxy_url | default('') }}"</text:p>
      <text:p text:style-name="P21"><text:s text:c="4"/>HTTP_PROXY: "{{ proxy_url | default('') }}"</text:p>
      <text:p text:style-name="P21"><text:s text:c="4"/>HTTPS_PROXY: "{{ proxy_url | default('') }}"</text:p>
      <text:p text:style-name="P21"><text:s text:c="4"/>FTP_PROXY: "{{ proxy_url | default('') }}"</text:p>
      <text:p text:style-name="P21"><text:s text:c="4"/>SOCKS_PROXY: "{{ proxy_url | default('') }}"</text:p>
      <text:p text:style-name="P21">- name: mount the nfs filesystem permanently</text:p>
      <text:p text:style-name="P21"><text:s text:c="2"/>mount:</text:p>
      <text:p text:style-name="P21"><text:s text:c="4"/>src: "{{ server }}:{{ share_name }}"</text:p>
      <text:p text:style-name="P21"><text:s text:c="4"/>path: "{{ mount_point }}"</text:p>
      <text:p text:style-name="P21"><text:s text:c="4"/>fstype: nfs</text:p>
      <text:p text:style-name="P21"><text:s text:c="4"/>state: mounted</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e" svg:font-family="Console"/>
    <style:font-face style:name="Lohit Devanagari1" svg:font-family="'Lohit Devanagari'"/>
    <style:font-face style:name="FreeMono" svg:font-family="FreeMono" style:font-family-generic="modern" style:font-pitch="fixed"/>
    <style:font-face style:name="Arial"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Overpass" svg:font-family="Overpass" style:font-family-generic="roman" style:font-pitch="variable"/>
    <style:font-face style:name="Overpass Light" svg:font-family="'Overpass Ligh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Overpass1" svg:font-family="Overpass" style:font-family-generic="system" style:font-pitch="variable"/>
    <style:font-face style:name="Overpass Light1" svg:font-family="'Overpass Light'" style:font-family-generic="system" style:font-pitch="variable"/>
    <style:font-face style:name="Source Han Sans CN Regular" svg:font-family="'Source Han Sans CN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officeooo:rsid="001fe84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1T09:02:05.090096606</meta:creation-date>
    <dc:date>2018-11-21T18:14:15.154365920</dc:date>
    <meta:editing-duration>PT59M42S</meta:editing-duration>
    <meta:editing-cycles>12</meta:editing-cycles>
    <meta:generator>LibreOffice/6.0.6.2$Linux_X86_64 LibreOffice_project/00$Build-2</meta:generator>
    <meta:document-statistic meta:table-count="0" meta:image-count="0" meta:object-count="0" meta:page-count="15" meta:paragraph-count="368" meta:word-count="1869" meta:character-count="13464" meta:non-whitespace-character-count="11223"/>
  </office:meta>
</office:document-meta>
</file>